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048cm" svg:height="2.794cm" svg:x="1.127cm" svg:y="12.55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xml:id="id3" draw:id="id3" draw:layer="layout" svg:width="3.048cm" svg:height="2.794cm" svg:x="17.383cm" svg:y="12.04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xml:id="id1" draw:id="id1" draw:layer="layout" svg:width="3.048cm" svg:height="20.447cm" svg:x="8.874cm" svg:y="2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398cm" svg:y1="2.316cm" svg:x2="18.907cm" svg:y2="12.049cm" svg:d="m10398 2316v-502h8509v10235" svg:viewBox="0 0 8510 10236">
          <text:p/>
        </draw:connector>
        <draw:connector draw:style-name="gr3" draw:text-style-name="P1" draw:layer="layout" svg:x1="10.398cm" svg:y1="2.316cm" svg:x2="2.651cm" svg:y2="12.557cm" svg:d="m10398 2316v-502h-7747v10743" svg:viewBox="0 0 7748 10744">
          <text:p/>
        </draw:connector>
        <draw:frame draw:style-name="gr4" draw:layer="layout" svg:width="4.528cm" svg:height="0.962cm" svg:x="0.746cm" svg:y="0.8cm">
          <draw:text-box>
            <text:p>1. &lt;start&gt;, null</text:p>
          </draw:text-box>
        </draw:frame>
        <draw:frame draw:style-name="gr5" draw:layer="layout" svg:width="4.528cm" svg:height="1.143cm" svg:x="17.21cm" svg:y="0.873cm">
          <draw:text-box>
            <text:p>1. &lt;start&gt;, null</text:p>
          </draw:text-box>
        </draw:frame>
        <draw:connector draw:style-name="gr6" draw:text-style-name="P1" draw:layer="layout" svg:x1="10.398cm" svg:y1="2.316cm" svg:x2="3.729cm" svg:y2="12.966cm" draw:start-shape="id1" draw:end-shape="id2" draw:end-glue-point="11" svg:d="m10398 2316v-502h-6669v11152" svg:viewBox="0 0 6670 11153">
          <text:p/>
        </draw:connector>
        <draw:connector draw:style-name="gr6" draw:text-style-name="P1" draw:layer="layout" svg:x1="10.398cm" svg:y1="2.316cm" svg:x2="17.829cm" svg:y2="12.458cm" draw:start-shape="id1" draw:end-shape="id3" draw:end-glue-point="5" svg:d="m10398 2316v-502h7431v10644" svg:viewBox="0 0 7432 10645">
          <text:p/>
        </draw:connector>
        <draw:frame draw:style-name="gr7" draw:layer="layout" svg:width="5.933cm" svg:height="0.962cm" svg:x="2.687cm" svg:y="3.086cm">
          <draw:text-box>
            <text:p>2. &lt;image_list&gt;, list</text:p>
          </draw:text-box>
        </draw:frame>
        <draw:frame draw:style-name="gr7" draw:layer="layout" svg:width="5.933cm" svg:height="0.962cm" svg:x="13.065cm" svg:y="3.167cm">
          <draw:text-box>
            <text:p>2. &lt;image_list&gt;, li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textarea-horizontal-align="justify" draw:textarea-vertical-align="middle" draw:fit-to-size="false" draw:fit-to-contour="false" fo:padding-top="0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09:53</meta:creation-date>
    <dc:date>2014-09-23T14:29:16</dc:date>
    <meta:editing-duration>PT4M3S</meta:editing-duration>
    <meta:editing-cycles>1</meta:editing-cycles>
    <meta:document-statistic meta:object-count="11"/>
    <meta:generator>LibreOffice/3.6$Linux_X86_64 LibreOffice_project/360m1$Build-304</meta:generator>
  </office:meta>
</office:document-meta>
</file>